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c0916" officeooo:paragraph-rsid="000c0916"/>
    </style:style>
    <style:style style:name="P2" style:family="paragraph" style:parent-style-name="Text_20_body">
      <style:text-properties officeooo:paragraph-rsid="000bcb46"/>
    </style:style>
    <style:style style:name="P3" style:family="paragraph" style:parent-style-name="Text_20_body">
      <style:text-properties officeooo:paragraph-rsid="000c0916"/>
    </style:style>
    <style:style style:name="P4" style:family="paragraph" style:parent-style-name="Heading_20_2">
      <style:text-properties officeooo:rsid="000c0916" officeooo:paragraph-rsid="000c0916"/>
    </style:style>
    <style:style style:name="P5" style:family="paragraph" style:parent-style-name="Text_20_body" style:list-style-name="L1">
      <style:text-properties officeooo:rsid="000bcb46" officeooo:paragraph-rsid="000bcb46"/>
    </style:style>
    <style:style style:name="P6" style:family="paragraph" style:parent-style-name="Text_20_body" style:list-style-name="L1">
      <style:text-properties officeooo:rsid="000c0916" officeooo:paragraph-rsid="000c0916"/>
    </style:style>
    <style:style style:name="P7" style:family="paragraph" style:parent-style-name="Text_20_body" style:list-style-name="L3">
      <style:text-properties officeooo:rsid="000c0916" officeooo:paragraph-rsid="000c0916"/>
    </style:style>
    <style:style style:name="P8" style:family="paragraph" style:parent-style-name="Text_20_body" style:list-style-name="L1">
      <style:text-properties officeooo:rsid="000cc94a" officeooo:paragraph-rsid="000cc94a"/>
    </style:style>
    <style:style style:name="P9" style:family="paragraph" style:parent-style-name="Text_20_body" style:list-style-name="L3">
      <style:text-properties officeooo:rsid="000cc94a" officeooo:paragraph-rsid="000cc94a"/>
    </style:style>
    <style:style style:name="P10" style:family="paragraph" style:parent-style-name="Text_20_body" style:list-style-name="L2">
      <style:text-properties officeooo:rsid="000e043a" officeooo:paragraph-rsid="000e043a"/>
    </style:style>
    <style:style style:name="P11" style:family="paragraph" style:parent-style-name="Text_20_body" style:list-style-name="L1">
      <style:text-properties officeooo:rsid="000fb88f" officeooo:paragraph-rsid="000fb88f"/>
    </style:style>
    <style:style style:name="T1" style:family="text">
      <style:text-properties officeooo:rsid="000cc94a"/>
    </style:style>
    <style:style style:name="T2" style:family="text">
      <style:text-properties officeooo:rsid="000e043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plicación web</text:h>
      <text:p text:style-name="Text_20_body"/>
      <text:list xml:id="list3649836304" text:style-name="L1">
        <text:list-item>
          <text:p text:style-name="P5">Admitir la gestión de distintas empresas</text:p>
        </text:list-item>
        <text:list-item>
          <text:p text:style-name="P5">Permitir distintos roles de gestión para cada una de las empresas</text:p>
          <text:list>
            <text:list-item>
              <text:p text:style-name="P6">Gestión de usuarios en la aplicación <text:span text:style-name="T2">(Usuarios, gestores)</text:span>. <text:span text:style-name="T2">Comunicar las altas de usuarios con los datos de acceso a los empleados por correo electronico</text:span></text:p>
            </text:list-item>
            <text:list-item>
              <text:p text:style-name="P5">Revisar y aprobar fichajes</text:p>
            </text:list-item>
            <text:list-item>
              <text:p text:style-name="P5">Editar horarios</text:p>
            </text:list-item>
            <text:list-item>
              <text:p text:style-name="P6">Gestión de tickets y dietas</text:p>
            </text:list-item>
            <text:list-item>
              <text:p text:style-name="P6">Empleado, ver sus fichajes y tickets de gastos. Calendario de vacaciones.</text:p>
              <text:p text:style-name="P6"/>
            </text:list-item>
          </text:list>
        </text:list-item>
        <text:list-item>
          <text:p text:style-name="P5">Fichajes</text:p>
          <text:list>
            <text:list-item>
              <text:p text:style-name="P5">Mostrar los fichajes de cada empleado en el calendario. <text:span text:style-name="T1">Mostrar horas totales trabajadas.</text:span></text:p>
            </text:list-item>
            <text:list-item>
              <text:p text:style-name="P5">Mostrar la ubicación en un mapa</text:p>
            </text:list-item>
            <text:list-item>
              <text:p text:style-name="P5">Mostrar el calendario de cada empleado con sus fichajes y días de vacaciones y ausencias</text:p>
            </text:list-item>
            <text:list-item>
              <text:p text:style-name="P5">Debe permitir configurar distintos horarios. Fijos, Flexibles, Jornadas continuas o partidas.</text:p>
            </text:list-item>
            <text:list-item>
              <text:p text:style-name="P5">Establecer o no margenes de fichaje.</text:p>
            </text:list-item>
            <text:list-item>
              <text:p text:style-name="P5">Fichajes fuera de hora a validar por el responsable.</text:p>
            </text:list-item>
            <text:list-item>
              <text:p text:style-name="P11">Controlar las horas extras, si están autorizadas.</text:p>
              <text:p text:style-name="P5"/>
            </text:list-item>
          </text:list>
        </text:list-item>
        <text:list-item>
          <text:p text:style-name="P6">Tickets gastos</text:p>
          <text:list>
            <text:list-item>
              <text:p text:style-name="P6">Permitirá establecer la política de gastos de cada empresa (que se autoriza y que no). Tipos de dietas existentes.</text:p>
            </text:list-item>
            <text:list-item>
              <text:p text:style-name="P6">Mostrar los tickets de gasto y dietas de cada empleados</text:p>
            </text:list-item>
            <text:list-item>
              <text:p text:style-name="P6">Aprobar y denegar los distintos tickets.</text:p>
            </text:list-item>
          </text:list>
        </text:list-item>
        <text:list-item>
          <text:p text:style-name="P6">Vacaciones</text:p>
          <text:list>
            <text:list-item>
              <text:p text:style-name="P6">Permitir a los empleados hacer solicitudes de vacaciones y días libres.</text:p>
            </text:list-item>
          </text:list>
        </text:list-item>
        <text:list-item>
          <text:p text:style-name="P8">Informes</text:p>
          <text:list>
            <text:list-item>
              <text:p text:style-name="P8">Sacar registro de fichajes de un determinado empleado en un rango de fechas determinado y permitir exportarlo.</text:p>
              <text:p text:style-name="P8"/>
            </text:list-item>
          </text:list>
        </text:list-item>
      </text:list>
      <text:p text:style-name="P1"><text:soft-page-break/></text:p>
      <text:h text:style-name="P4" text:outline-level="2">Aplicación <text:span text:style-name="T2">móvil</text:span></text:h>
      <text:p text:style-name="P3"/>
      <text:list xml:id="list3673334342" text:style-name="L2">
        <text:list-item>
          <text:p text:style-name="P10">Login con usuario y contraseña.</text:p>
        </text:list-item>
      </text:list>
      <text:list xml:id="list3989816946" text:style-name="L3">
        <text:list-item>
          <text:p text:style-name="P7"><text:span text:style-name="T1">Geol</text:span>ocalizar los fichajes.</text:p>
        </text:list-item>
        <text:list-item>
          <text:p text:style-name="P9">Enviar alarma al usuario en el móvil avisando de la necesidad de fichaje.</text:p>
        </text:list-item>
        <text:list-item>
          <text:p text:style-name="P9">Escaneado de tickets cumpliendo con los requisitos de la Agencia Tributaria respecto a la copia digital.</text:p>
        </text:list-item>
        <text:list-item>
          <text:p text:style-name="P9">Mostrar calendario con los fichajes y vacaciones. Pinchando en un día en concreto se mostraran los fichajes de ese día.</text:p>
        </text:list-item>
        <text:list-item>
          <text:p text:style-name="P9">Permitir la solicitud de días de vacaciones.</text:p>
        </text:list-item>
        <text:list-item>
          <text:p text:style-name="P9">Mostrar aviso de aprobación o denegación de tickets de gastos</text:p>
        </text:list-item>
        <text:list-item>
          <text:p text:style-name="P9">Mostrar aviso de aprobación o denegación de vacaciones.</text:p>
        </text:list-item>
        <text:list-item>
          <text:p text:style-name="P9">Alertar de GPS desactivado.</text:p>
          <text:p text:style-name="P9"/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rmando Socastro Lema</meta:initial-creator>
    <meta:creation-date>2022-04-13T16:54:19.918000000</meta:creation-date>
    <dc:date>2022-04-13T19:54:14.900000000</dc:date>
    <dc:creator>Armando Socastro Lema</dc:creator>
    <meta:editing-duration>PT27M28S</meta:editing-duration>
    <meta:editing-cycles>4</meta:editing-cycles>
    <meta:generator>LibreOffice/7.2.6.2$Windows_X86_64 LibreOffice_project/b0ec3a565991f7569a5a7f5d24fed7f52653d754</meta:generator>
    <meta:document-statistic meta:table-count="0" meta:image-count="0" meta:object-count="0" meta:page-count="2" meta:paragraph-count="38" meta:word-count="324" meta:character-count="1873" meta:non-whitespace-character-count="1619"/>
  </office:meta>
</office:document-meta>
</file>